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01cm"/>
    </style:style>
    <style:style style:name="co2" style:family="table-column">
      <style:table-column-properties fo:break-before="auto" style:column-width="3.798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Folha1"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Id</text:p>
          </table:table-cell>
          <table:table-cell office:value-type="string" calcext:value-type="string">
            <text:p>Fontes</text:p>
          </table:table-cell>
          <table:table-cell office:value-type="string" calcext:value-type="string">
            <text:p>Ref_Cit</text:p>
          </table:table-cell>
        </table:table-row>
        <table:table-row table:style-name="ro1">
          <table:table-cell office:value-type="string" calcext:value-type="string">
            <text:p>307888488</text:p>
          </table:table-cell>
          <table:table-cell office:value-type="string" calcext:value-type="string">
            <text:p>Höglund 2021</text:p>
          </table:table-cell>
          <table:table-cell office:value-type="string" calcext:value-type="string">
            <text:p>JOURNAL OF PEDIATRIC ORTHOPAEDICS,JOURNAL OF BONE AND JOINT SURGERY-AMERICAN VOLUME,DEVELOPMENTAL MEDICINE AND CHILD NEUROLOGY,JOURNAL OF HAND SURGERY-AMERICAN VOLUME,MEDICAL &amp; BIOLOGICAL ENGINEERING &amp; COMPUTING,MANUAL THERAPY,SENSORS,GAIT &amp; POSTURE,IEEE AEROSPACE AND ELECTRONIC SYSTEMS MAGAZINE,JOURNAL OF BIOMECHANICS,JOURNAL OF BIOMECHANICS,JOURNAL OF BIOMECHANICS,JOURNAL OF BONE AND JOINT SURGERY-AMERICAN VOLUME,PHYSIOLOGICAL MEASUREMENT,NEUROSURGERY CLINICS OF NORTH AMERICA,JOURNAL OF APPLIED BIOMECHANICS,CURRENT PROBLEMS IN PEDIATRIC AND ADOLESCENT HEALTH CARE,SENSORS,MEDICAL &amp; BIOLOGICAL ENGINEERING &amp; COMPUTING,GAIT &amp; POSTURE,SENSORS,JOURNAL OF SHOULDER AND ELBOW SURGERY,CLINICAL BIOMECHANICS,CLINICAL BIOMECHANICS,JOURNAL OF BIOMECHANICS</text:p>
          </table:table-cell>
        </table:table-row>
        <table:table-row table:style-name="ro1">
          <table:table-cell office:value-type="string" calcext:value-type="string">
            <text:p>307888490</text:p>
          </table:table-cell>
          <table:table-cell office:value-type="string" calcext:value-type="string">
            <text:p>Mahon 2017</text:p>
          </table:table-cell>
          <table:table-cell office:value-type="string" calcext:value-type="string">
            <text:p>JOURNAL OF BONE AND JOINT SURGERY-AMERICAN VOLUME,JOURNAL OF HAND SURGERY-AMERICAN VOLUME,GAIT &amp; POSTURE,RESEARCH IN DEVELOPMENTAL DISABILITIES,INTERNATIONAL ORTHOPAEDICS,JOURNAL OF SHOULDER AND ELBOW SURGERY,JOURNAL OF NEUROSURGERY-PEDIATRICS,JOURNAL OF HAND SURGERY-EUROPEAN VOLUME,JOURNAL OF BIOMECHANICS,JOURNAL OF BIOMECHANICS,GAIT &amp; POSTURE,GAIT &amp; POSTURE,AMERICAN JOURNAL OF OBSTETRICS AND GYNECOLOGY,GAIT &amp; POSTURE,JOURNAL OF CLINICAL EPIDEMIOLOGY,CHILDS NERVOUS SYSTEM,DEVELOPMENTAL MEDICINE AND CHILD NEUROLOGY,JOURNAL OF PEDIATRIC ORTHOPAEDICS,GAIT &amp; POSTURE,JOURNAL OF HAND SURGERY-AMERICAN VOLUME,JOURNAL OF SHOULDER AND ELBOW SURGERY,JOURNAL OF HAND SURGERY-EUROPEAN VOLUME,GAIT &amp; POSTURE,JOURNAL OF THE AMERICAN ACADEMY OF ORTHOPAEDIC SURGEONS,GAIT &amp; POSTURE,JOURNAL OF BONE AND JOINT SURGERY-BRITISH VOLUME,CURRENT OPINION IN PEDIATRICS,JOURNAL OF PEDIATRIC ORTHOPAEDICS,CLINICAL BIOMECHANICS,GAIT &amp; POSTURE,JOURNAL OF BIOMECHANICS,GAIT &amp; POSTURE,JOURNAL OF BONE AND JOINT SURGERY-AMERICAN VOLUME,GAIT &amp; POSTURE,ARCHIVES OF PHYSICAL MEDICINE AND REHABILITATION,PHYSICAL THERAPY,CLINICAL REHABILITATION,JOURNAL OF BONE AND JOINT SURGERY-AMERICAN VOLUME,JOURNAL OF BONE AND JOINT SURGERY-AMERICAN VOLUME,JOURNAL OF ORTHOPAEDIC &amp; SPORTS PHYSICAL THERAPY,LANCET</text:p>
          </table:table-cell>
        </table:table-row>
        <table:table-row table:style-name="ro1">
          <table:table-cell office:value-type="string" calcext:value-type="string">
            <text:p>307888762</text:p>
          </table:table-cell>
          <table:table-cell office:value-type="string" calcext:value-type="string">
            <text:p>Fayad 2006</text:p>
          </table:table-cell>
          <table:table-cell office:value-type="string" calcext:value-type="string">
            <text:p>CLINICAL BIOMECHANICS,CLINICAL BIOMECHANICS,JOURNAL OF SHOULDER AND ELBOW SURGERY,JOURNAL OF BIOMECHANICS,AMERICAN JOURNAL OF SPORTS MEDICINE,EXPERIMENTAL BRAIN RESEARCH,CLINICAL BIOMECHANICS,CLINICAL ORTHOPAEDICS AND RELATED RESEARCH,JOURNAL OF APPLIED BIOMECHANICS,ANNALS OF THE RHEUMATIC DISEASES,ARCHIVES OF PHYSICAL MEDICINE AND REHABILITATION,JOURNAL OF BIOMECHANICAL ENGINEERING-TRANSACTIONS OF THE ASME,JOURNAL OF ORTHOPAEDIC &amp; SPORTS PHYSICAL THERAPY,JOURNAL OF BIOMECHANICS,PHYSICAL THERAPY,CLINICAL BIOMECHANICS,JOURNAL OF ORTHOPAEDIC &amp; SPORTS PHYSICAL THERAPY,CLINICAL BIOMECHANICS,CLINICAL BIOMECHANICS,CLINICAL BIOMECHANICS,JOURNAL OF ORTHOPAEDIC &amp; SPORTS PHYSICAL THERAPY,JOURNAL OF SHOULDER AND ELBOW SURGERY,BRITISH MEDICAL JOURNAL,JOURNAL OF ORTHOPAEDIC &amp; SPORTS PHYSICAL THERAPY,JOURNAL OF NEUROSCIENCE,CLINICAL BIOMECHANICS,JOURNAL OF BIOMECHANICAL ENGINEERING-TRANSACTIONS OF THE ASME,ANNALS OF THE RHEUMATIC DISEASES,CLINICAL ORTHOPAEDICS AND RELATED RESEARCH,CLINICAL BIOMECHANICS,JOURNAL OF RHEUMATOLOGY,CLINICAL ORTHOPAEDICS AND RELATED RESEARCH,ARTHRITIS AND RHEUMATISM,JOURNAL OF BONE AND JOINT SURGERY-AMERICAN VOLUME</text:p>
          </table:table-cell>
        </table:table-row>
        <table:table-row table:style-name="ro1">
          <table:table-cell office:value-type="string" calcext:value-type="string">
            <text:p>307888812</text:p>
          </table:table-cell>
          <table:table-cell office:value-type="string" calcext:value-type="string">
            <text:p>Bourne 2009</text:p>
          </table:table-cell>
          <table:table-cell office:value-type="string" calcext:value-type="string">
            <text:p>PROCEEDINGS OF THE INSTITUTION OF MECHANICAL ENGINEERS PART H-JOURNAL OF ENGINEERING IN MEDICINE,IEEE TRANSACTIONS ON BIOMEDICAL ENGINEERING,JOURNAL OF BIOMECHANICS,GAIT &amp; POSTURE,GAIT &amp; POSTURE,GAIT &amp; POSTURE,JOURNAL OF BIOMECHANICS,GAIT &amp; POSTURE,JOURNAL OF BIOMECHANICAL ENGINEERING-TRANSACTIONS OF THE ASME,JOURNAL OF BIOMECHANICS,JOURNAL OF BIOMECHANICS,GAIT &amp; POSTURE,JOURNAL OF BIOMECHANICS,JOURNAL OF APPLIED BIOMECHANICS,GAIT &amp; POSTURE,JOURNAL OF BIOMECHANICS,HUMAN MOVEMENT SCIENCE,HUMAN MOVEMENT SCIENCE,SPINE,CLINICAL BIOMECHANICS,JOURNAL OF BIOMECHANICS,JOURNAL OF BIOMECHANICS,CLINICAL BIOMECHANICS,JOURNAL OF BIOMECHANICS,SPINE,JOURNAL OF BONE AND JOINT SURGERY-AMERICAN VOLUME,JOURNAL OF BONE AND JOINT SURGERY-AMERICAN VOLUME</text:p>
          </table:table-cell>
        </table:table-row>
        <table:table-row table:style-name="ro1">
          <table:table-cell office:value-type="string" calcext:value-type="string">
            <text:p>307888965</text:p>
          </table:table-cell>
          <table:table-cell office:value-type="string" calcext:value-type="string">
            <text:p>Cutti 2008</text:p>
          </table:table-cell>
          <table:table-cell office:value-type="string" calcext:value-type="string">
            <text:p>JOURNAL OF BIOMECHANICS,MANUAL THERAPY,PHYSICAL THERAPY,MEDICAL &amp; BIOLOGICAL ENGINEERING &amp; COMPUTING,JOURNAL OF HAND THERAPY,CLINICAL BIOMECHANICS,JOURNAL OF BIOMECHANICS,GAIT &amp; POSTURE,AMERICAN JOURNAL OF PHYSICAL MEDICINE &amp; REHABILITATION,JOURNAL OF SHOULDER AND ELBOW SURGERY,JOURNAL OF SHOULDER AND ELBOW SURGERY,JOURNAL OF SHOULDER AND ELBOW SURGERY,JOURNAL OF BIOMECHANICAL ENGINEERING-TRANSACTIONS OF THE ASME,JOURNAL OF BIOMECHANICS,JOURNAL OF BIOMECHANICS,PHYSICAL THERAPY,CLINICAL BIOMECHANICS,PROCEEDINGS OF THE INSTITUTION OF MECHANICAL ENGINEERS PART H-JOURNAL OF ENGINEERING IN MEDICINE,JOURNAL OF BIOMECHANICS,JOURNAL OF BIOMECHANICS</text:p>
          </table:table-cell>
        </table:table-row>
        <table:table-row table:style-name="ro1">
          <table:table-cell office:value-type="string" calcext:value-type="string">
            <text:p>307889092</text:p>
          </table:table-cell>
          <table:table-cell office:value-type="string" calcext:value-type="string">
            <text:p>Hajizadeh 2019</text:p>
          </table:table-cell>
          <table:table-cell office:value-type="string" calcext:value-type="string">
            <text:p>JOURNAL OF BIOMECHANICS,CANADIAN JOURNAL OF APPLIED PHYSIOLOGY,MULTIBODY SYSTEM DYNAMICS,IEEE TRANSACTIONS ON BIOMEDICAL ENGINEERING,JOURNAL OF SHOULDER AND ELBOW SURGERY,JOURNAL OF BIOMECHANICS,CLINICAL BIOMECHANICS,ADVANCES IN ROBOT KINEMATICS,JOURNAL OF BIOMECHANICS,PHYSICAL THERAPY IN SPORT,DOES THE ASSESSOR’S EXPERIENCE MATTER WHEN WE EVALUATE THE KINEMATICS OF THE UPPER LIMB?,AMERICAN JOURNAL OF INDUSTRIAL MEDICINE,J BONE JOINT SURG,JOURNAL OF BIOMECHANICS,JOURNAL OF SHOULDER AND ELBOW SURGERY,JOURNAL OF ORTHOPAEDIC RESEARCH,GAIT AND POSTURE,JOURNAL OF ORTHOPAEDIC AND SPORTS PHYSICAL THERAPY,JOURNAL OF SHOULDER AND ELBOW SURGERY,INTERNATIONAL BIOMECHANICS,JOURNAL OF BIOMECHANICS,COMPUTER METHODS IN BIOMECHANICS AND BIOMEDICAL ENGINEERING,ANNALS OF THE RHEUMATIC DISEASES,CLINICAL ORTHOPAEDICS AND RELATED RESEARCH,JOURNAL OF BIOMECHANICS,EXPERIMENTAL BRAIN RESEARCH,JOURNAL OF SHOULDER AND ELBOW SURGERY</text:p>
          </table:table-cell>
        </table:table-row>
        <table:table-row table:style-name="ro1">
          <table:table-cell office:value-type="string" calcext:value-type="string">
            <text:p>307890463</text:p>
          </table:table-cell>
          <table:table-cell office:value-type="string" calcext:value-type="string">
            <text:p>Akbari-Shandiz 2019</text:p>
          </table:table-cell>
          <table:table-cell office:value-type="string" calcext:value-type="string">
            <text:p>MEDICAL ENGINEERING &amp; PHYSICS,JOURNAL OF EXPERIMENTAL BIOLOGY,MEDICAL ENGINEERING &amp; PHYSICS,AMERICAN JOURNAL OF SPORTS MEDICINE,JOURNAL OF BIOMECHANICS,JOURNAL OF BIOMECHANICS,JOURNAL OF EXPERIMENTAL ZOOLOGY PART A-ECOLOGICAL AND INTEGRATIVE PHYSIOLOGY,JOURNAL OF BONE AND JOINT SURGERY-AMERICAN VOLUME,SPINE JOURNAL,JOURNAL OF ORTHOPAEDIC RESEARCH,JOURNAL OF MAGNETIC RESONANCE IMAGING,JOURNAL OF BIOMECHANICAL ENGINEERING-TRANSACTIONS OF THE ASME,JOURNAL OF BIOMECHANICS,AMERICAN JOURNAL OF SPORTS MEDICINE,RADIOLOGY,1999 IEEE NUCLEAR SCIENCE SYMPOSIUM - CONFERENCE RECORD, VOLS 1-3,PATTERN RECOGNITION,SIAM JOURNAL ON OPTIMIZATION,MAGNETIC RESONANCE IN MEDICINE,IEEE TRANSACTIONS ON PATTERN ANALYSIS AND MACHINE INTELLIGENCE,MEDICAL PHYSICS</text:p>
          </table:table-cell>
        </table:table-row>
        <table:table-row table:style-name="ro1">
          <table:table-cell office:value-type="string" calcext:value-type="string">
            <text:p>307890532</text:p>
          </table:table-cell>
          <table:table-cell office:value-type="string" calcext:value-type="string">
            <text:p>Richardson 2017</text:p>
          </table:table-cell>
          <table:table-cell office:value-type="string" calcext:value-type="string">
            <text:p>PLOS ONE,COMPUTER METHODS IN BIOMECHANICS AND BIOMEDICAL ENGINEERING,JOURNAL OF APPLIED BIOMECHANICS,JOURNAL OF BIOMECHANICS,MEDICAL &amp; BIOLOGICAL ENGINEERING &amp; COMPUTING,MEDICAL &amp; BIOLOGICAL ENGINEERING &amp; COMPUTING,JOURNAL OF BIOMECHANICS,JOURNAL OF BIOMECHANICS,HUMAN MOVEMENT SCIENCE,JOURNAL OF BIOMECHANICS,JOURNAL OF BIOMECHANICS,PROCEEDINGS OF THE INSTITUTION OF MECHANICAL ENGINEERS PART H-JOURNAL OF ENGINEERING IN MEDICINE,GAIT &amp; POSTURE,JOURNAL OF BIOMECHANICS,IEEE TRANSACTIONS ON BIOMEDICAL ENGINEERING,JOURNAL OF BIOMECHANICS,PROCEEDINGS OF THE INSTITUTION OF MECHANICAL ENGINEERS PART H-JOURNAL OF ENGINEERING IN MEDICINE,ANNALS OF BIOMEDICAL ENGINEERING,JOURNAL OF BIOMECHANICS,CLINICAL BIOMECHANICS,JOURNAL OF BIOMECHANICAL ENGINEERING-TRANSACTIONS OF THE ASME,ANNUAL REVIEW OF BIOMEDICAL ENGINEERING,JOURNAL OF BIOMECHANICS,JOURNAL OF BIOMECHANICS</text:p>
          </table:table-cell>
        </table:table-row>
        <table:table-row table:style-name="ro1">
          <table:table-cell office:value-type="string" calcext:value-type="string">
            <text:p>307890574</text:p>
          </table:table-cell>
          <table:table-cell office:value-type="string" calcext:value-type="string">
            <text:p>Herisson 2017</text:p>
          </table:table-cell>
          <table:table-cell office:value-type="string" calcext:value-type="string">
            <text:p>JOURNAL OF SHOULDER AND ELBOW SURGERY,COMPUTER METHODS IN BIOMECHANICS AND BIOMEDICAL ENGINEERING,CLINICAL BIOMECHANICS,CLINICAL BIOMECHANICS,CLINICAL BIOMECHANICS,JOURNAL OF BIOMECHANICS,JOURNAL OF HAND SURGERY-AMERICAN VOLUME,ORTHOPAEDICS &amp; TRAUMATOLOGY-SURGERY &amp; RESEARCH,JOURNAL OF THE AMERICAN ACADEMY OF ORTHOPAEDIC SURGEONS,GAIT &amp; POSTURE,CLINICAL BIOMECHANICS,GAIT &amp; POSTURE,DEVELOPMENTAL MEDICINE AND CHILD NEUROLOGY,JOURNAL OF PEDIATRIC ORTHOPAEDICS-PART B,ACTA OBSTETRICIA ET GYNECOLOGICA SCANDINAVICA,JOURNAL OF PEDIATRIC ORTHOPAEDICS-PART B,CLINICAL BIOMECHANICS,JOURNAL OF BIOMECHANICS,JOURNAL OF PEDIATRIC ORTHOPAEDICS,JOURNAL OF BONE AND JOINT SURGERY-AMERICAN VOLUME,JOURNAL OF HAND SURGERY-AMERICAN VOLUME,JOURNAL OF BIOMECHANICAL ENGINEERING-TRANSACTIONS OF THE ASME,CLINICAL REHABILITATION,CURRENT OPINION IN PEDIATRICS,JOURNAL OF BONE AND JOINT SURGERY-AMERICAN VOLUME,PLASTIC AND RECONSTRUCTIVE SURGERY,REVUE DE CHIRURGIE ORTHOPEDIQUE ET REPARATRICE DE L APPAREIL MOTEUR</text:p>
          </table:table-cell>
        </table:table-row>
        <table:table-row table:style-name="ro1">
          <table:table-cell office:value-type="string" calcext:value-type="string">
            <text:p>307890663</text:p>
          </table:table-cell>
          <table:table-cell office:value-type="string" calcext:value-type="string">
            <text:p>Cereatti 2015</text:p>
          </table:table-cell>
          <table:table-cell office:value-type="string" calcext:value-type="string">
            <text:p>JOURNAL OF ORTHOPAEDIC SURGERY AND RESEARCH,JOURNAL OF SHOULDER AND ELBOW SURGERY,BONE &amp; JOINT RESEARCH,HUMAN MOVEMENT SCIENCE,JOURNAL OF BIOMECHANICS,JOURNAL OF BIOMECHANICS,JOURNAL OF BIOMECHANICS,ANNALS OF BIOMEDICAL ENGINEERING,PROCEEDINGS OF THE INSTITUTION OF MECHANICAL ENGINEERS PART H-JOURNAL OF ENGINEERING IN MEDICINE,AMERICAN JOURNAL OF SPORTS MEDICINE,JOURNAL OF BIOMECHANICAL ENGINEERING-TRANSACTIONS OF THE ASME,MEDICAL &amp; BIOLOGICAL ENGINEERING &amp; COMPUTING,JOURNAL OF BONE AND JOINT SURGERY-AMERICAN VOLUME,GAIT &amp; POSTURE,JOURNAL OF BIOMECHANICS,SPORTS MEDICINE,KNEE SURGERY SPORTS TRAUMATOLOGY ARTHROSCOPY,JOURNAL OF BIOMECHANICS,CLINICAL BIOMECHANICS,JOURNAL OF SHOULDER AND ELBOW SURGERY,CLINICAL BIOMECHANICS,JOURNAL OF BIOMECHANICS,AMERICAN JOURNAL OF SPORTS MEDICINE,AMERICAN JOURNAL OF SPORTS MEDICINE,ARCHIVES OF PHYSICAL MEDICINE AND REHABILITATION,PROCEEDINGS OF THE INSTITUTION OF MECHANICAL ENGINEERS PART H-JOURNAL OF ENGINEERING IN MEDICINE,CLINICAL BIOMECHANICS,MEDICAL &amp; BIOLOGICAL ENGINEERING &amp; COMPUTING,JOURNAL OF ORTHOPAEDIC &amp; SPORTS PHYSICAL THERAPY,JOURNAL OF BIOMECHANICS,HUMAN MOVEMENT SCIENCE,CLINICAL BIOMECHANICS,JOURNAL OF BIOMECHANICS,CLINICAL BIOMECHANICS,JOURNAL OF BIOMECHANICS</text:p>
          </table:table-cell>
        </table:table-row>
        <table:table-row table:style-name="ro1">
          <table:table-cell office:value-type="string" calcext:value-type="string">
            <text:p>307890692</text:p>
          </table:table-cell>
          <table:table-cell office:value-type="string" calcext:value-type="string">
            <text:p>Cutti 2014</text:p>
          </table:table-cell>
          <table:table-cell/>
        </table:table-row>
        <table:table-row table:style-name="ro1">
          <table:table-cell office:value-type="string" calcext:value-type="string">
            <text:p>307890694</text:p>
          </table:table-cell>
          <table:table-cell office:value-type="string" calcext:value-type="string">
            <text:p>Parel 2014</text:p>
          </table:table-cell>
          <table:table-cell/>
        </table:table-row>
        <table:table-row table:style-name="ro1">
          <table:table-cell office:value-type="string" calcext:value-type="string">
            <text:p>307890699</text:p>
          </table:table-cell>
          <table:table-cell office:value-type="string" calcext:value-type="string">
            <text:p>Rogowski 2014</text:p>
          </table:table-cell>
          <table:table-cell/>
        </table:table-row>
        <table:table-row table:style-name="ro1">
          <table:table-cell office:value-type="string" calcext:value-type="string">
            <text:p>307890781</text:p>
          </table:table-cell>
          <table:table-cell office:value-type="string" calcext:value-type="string">
            <text:p>Prinold 2013</text:p>
          </table:table-cell>
          <table:table-cell/>
        </table:table-row>
        <table:table-row table:style-name="ro1">
          <table:table-cell office:value-type="string" calcext:value-type="string">
            <text:p>307890812</text:p>
          </table:table-cell>
          <table:table-cell office:value-type="string" calcext:value-type="string">
            <text:p>Parel 2012</text:p>
          </table:table-cell>
          <table:table-cell/>
        </table:table-row>
        <table:table-row table:style-name="ro1">
          <table:table-cell office:value-type="string" calcext:value-type="string">
            <text:p>307890841</text:p>
          </table:table-cell>
          <table:table-cell office:value-type="string" calcext:value-type="string">
            <text:p>Shaheen 2011’</text:p>
          </table:table-cell>
          <table:table-cell/>
        </table:table-row>
        <table:table-row table:style-name="ro1">
          <table:table-cell office:value-type="string" calcext:value-type="string">
            <text:p>307890843</text:p>
          </table:table-cell>
          <table:table-cell office:value-type="string" calcext:value-type="string">
            <text:p>Shaheen 2011’’</text:p>
          </table:table-cell>
          <table:table-cell/>
        </table:table-row>
        <table:table-row table:style-name="ro1">
          <table:table-cell office:value-type="string" calcext:value-type="string">
            <text:p>307890851</text:p>
          </table:table-cell>
          <table:table-cell office:value-type="string" calcext:value-type="string">
            <text:p>Bourne 2011</text:p>
          </table:table-cell>
          <table:table-cell/>
        </table:table-row>
        <table:table-row table:style-name="ro2">
          <table:table-cell office:value-type="string" calcext:value-type="string">
            <text:p>307890853</text:p>
          </table:table-cell>
          <table:table-cell office:value-type="string" calcext:value-type="string">
            <text:p>Jaspers 2011<text:span text:style-name="T1">’</text:span></text:p>
          </table:table-cell>
          <table:table-cell/>
        </table:table-row>
        <table:table-row table:style-name="ro1">
          <table:table-cell office:value-type="string" calcext:value-type="string">
            <text:p>307890883</text:p>
          </table:table-cell>
          <table:table-cell office:value-type="string" calcext:value-type="string">
            <text:p>Lovern 2009</text:p>
          </table:table-cell>
          <table:table-cell/>
        </table:table-row>
        <table:table-row table:style-name="ro1">
          <table:table-cell office:value-type="string" calcext:value-type="string">
            <text:p>307890924</text:p>
          </table:table-cell>
          <table:table-cell office:value-type="string" calcext:value-type="string">
            <text:p>Teece 2008</text:p>
          </table:table-cell>
          <table:table-cell/>
        </table:table-row>
        <table:table-row table:style-name="ro1">
          <table:table-cell office:value-type="string" calcext:value-type="string">
            <text:p>307890974</text:p>
          </table:table-cell>
          <table:table-cell office:value-type="string" calcext:value-type="string">
            <text:p>Myers 2006</text:p>
          </table:table-cell>
          <table:table-cell/>
        </table:table-row>
        <table:table-row table:style-name="ro1">
          <table:table-cell office:value-type="string" calcext:value-type="string">
            <text:p>307890988</text:p>
          </table:table-cell>
          <table:table-cell office:value-type="string" calcext:value-type="string">
            <text:p>Lin 2005’</text:p>
          </table:table-cell>
          <table:table-cell/>
        </table:table-row>
        <table:table-row table:style-name="ro1">
          <table:table-cell office:value-type="string" calcext:value-type="string">
            <text:p>307891026</text:p>
          </table:table-cell>
          <table:table-cell office:value-type="string" calcext:value-type="string">
            <text:p>Finley 2003</text:p>
          </table:table-cell>
          <table:table-cell/>
        </table:table-row>
        <table:table-row table:style-name="ro1">
          <table:table-cell office:value-type="string" calcext:value-type="string">
            <text:p>307891052</text:p>
          </table:table-cell>
          <table:table-cell office:value-type="string" calcext:value-type="string">
            <text:p>Karduna 2001</text:p>
          </table:table-cell>
          <table:table-cell/>
        </table:table-row>
        <table:table-row table:style-name="ro1">
          <table:table-cell office:value-type="string" calcext:value-type="string">
            <text:p>307891081</text:p>
          </table:table-cell>
          <table:table-cell office:value-type="string" calcext:value-type="string">
            <text:p>Koh 1998</text:p>
          </table:table-cell>
          <table:table-cell/>
        </table:table-row>
        <table:table-row table:style-name="ro1">
          <table:table-cell office:value-type="string" calcext:value-type="string">
            <text:p>307891104</text:p>
          </table:table-cell>
          <table:table-cell office:value-type="string" calcext:value-type="string">
            <text:p>Michiels 1995</text:p>
          </table:table-cell>
          <table:table-cell/>
        </table:table-row>
        <table:table-row table:style-name="ro1">
          <table:table-cell office:value-type="string" calcext:value-type="string">
            <text:p>307891209</text:p>
          </table:table-cell>
          <table:table-cell office:value-type="string" calcext:value-type="string">
            <text:p>Yildiz 2020</text:p>
          </table:table-cell>
          <table:table-cell/>
        </table:table-row>
        <table:table-row table:style-name="ro1">
          <table:table-cell office:value-type="string" calcext:value-type="string">
            <text:p>307891213</text:p>
          </table:table-cell>
          <table:table-cell office:value-type="string" calcext:value-type="string">
            <text:p>Kolz 2020</text:p>
          </table:table-cell>
          <table:table-cell/>
        </table:table-row>
        <table:table-row table:style-name="ro1">
          <table:table-cell office:value-type="string" calcext:value-type="string">
            <text:p>307891219</text:p>
          </table:table-cell>
          <table:table-cell office:value-type="string" calcext:value-type="string">
            <text:p>Ruiz Ibán 2020</text:p>
          </table:table-cell>
          <table:table-cell/>
        </table:table-row>
        <table:table-row table:style-name="ro1">
          <table:table-cell office:value-type="string" calcext:value-type="string">
            <text:p>307891224</text:p>
          </table:table-cell>
          <table:table-cell office:value-type="string" calcext:value-type="string">
            <text:p>de Baets 2020</text:p>
          </table:table-cell>
          <table:table-cell/>
        </table:table-row>
        <table:table-row table:style-name="ro1">
          <table:table-cell office:value-type="string" calcext:value-type="string">
            <text:p>307891234</text:p>
          </table:table-cell>
          <table:table-cell office:value-type="string" calcext:value-type="string">
            <text:p>Wolf 2019</text:p>
          </table:table-cell>
          <table:table-cell/>
        </table:table-row>
        <table:table-row table:style-name="ro1">
          <table:table-cell office:value-type="string" calcext:value-type="string">
            <text:p>307891241</text:p>
          </table:table-cell>
          <table:table-cell office:value-type="string" calcext:value-type="string">
            <text:p>Hansen 2019</text:p>
          </table:table-cell>
          <table:table-cell/>
        </table:table-row>
        <table:table-row table:style-name="ro1">
          <table:table-cell office:value-type="string" calcext:value-type="string">
            <text:p>307891243</text:p>
          </table:table-cell>
          <table:table-cell office:value-type="string" calcext:value-type="string">
            <text:p>Lang 2019</text:p>
          </table:table-cell>
          <table:table-cell/>
        </table:table-row>
        <table:table-row table:style-name="ro1">
          <table:table-cell office:value-type="string" calcext:value-type="string">
            <text:p>307891245</text:p>
          </table:table-cell>
          <table:table-cell office:value-type="string" calcext:value-type="string">
            <text:p>Nicholson 2019</text:p>
          </table:table-cell>
          <table:table-cell/>
        </table:table-row>
        <table:table-row table:style-name="ro1">
          <table:table-cell office:value-type="string" calcext:value-type="string">
            <text:p>307891249</text:p>
          </table:table-cell>
          <table:table-cell office:value-type="string" calcext:value-type="string">
            <text:p>Gonçalves 2019</text:p>
          </table:table-cell>
          <table:table-cell/>
        </table:table-row>
        <table:table-row table:style-name="ro1">
          <table:table-cell office:value-type="string" calcext:value-type="string">
            <text:p>307891259</text:p>
          </table:table-cell>
          <table:table-cell office:value-type="string" calcext:value-type="string">
            <text:p>Alexander 2018</text:p>
          </table:table-cell>
          <table:table-cell/>
        </table:table-row>
        <table:table-row table:style-name="ro1">
          <table:table-cell office:value-type="string" calcext:value-type="string">
            <text:p>307891270</text:p>
          </table:table-cell>
          <table:table-cell office:value-type="string" calcext:value-type="string">
            <text:p>Mozingo 2018</text:p>
          </table:table-cell>
          <table:table-cell/>
        </table:table-row>
        <table:table-row table:style-name="ro1">
          <table:table-cell office:value-type="string" calcext:value-type="string">
            <text:p>307891273</text:p>
          </table:table-cell>
          <table:table-cell office:value-type="string" calcext:value-type="string">
            <text:p>Plummer 2018</text:p>
          </table:table-cell>
          <table:table-cell/>
        </table:table-row>
        <table:table-row table:style-name="ro1">
          <table:table-cell office:value-type="string" calcext:value-type="string">
            <text:p>307891300</text:p>
          </table:table-cell>
          <table:table-cell office:value-type="string" calcext:value-type="string">
            <text:p>Nicholson 2017</text:p>
          </table:table-cell>
          <table:table-cell/>
        </table:table-row>
        <table:table-row table:style-name="ro1">
          <table:table-cell office:value-type="string" calcext:value-type="string">
            <text:p>307891328</text:p>
          </table:table-cell>
          <table:table-cell office:value-type="string" calcext:value-type="string">
            <text:p>Michener 2016</text:p>
          </table:table-cell>
          <table:table-cell/>
        </table:table-row>
        <table:table-row table:style-name="ro1">
          <table:table-cell office:value-type="string" calcext:value-type="string">
            <text:p>307891344</text:p>
          </table:table-cell>
          <table:table-cell office:value-type="string" calcext:value-type="string">
            <text:p>Warner 2015</text:p>
          </table:table-cell>
          <table:table-cell/>
        </table:table-row>
        <table:table-row table:style-name="ro1">
          <table:table-cell office:value-type="string" calcext:value-type="string">
            <text:p>307891348</text:p>
          </table:table-cell>
          <table:table-cell office:value-type="string" calcext:value-type="string">
            <text:p>Roren 2015</text:p>
          </table:table-cell>
          <table:table-cell/>
        </table:table-row>
        <table:table-row table:style-name="ro1">
          <table:table-cell office:value-type="string" calcext:value-type="string">
            <text:p>307891351</text:p>
          </table:table-cell>
          <table:table-cell office:value-type="string" calcext:value-type="string">
            <text:p>Vanezis 2015</text:p>
          </table:table-cell>
          <table:table-cell/>
        </table:table-row>
        <table:table-row table:style-name="ro1">
          <table:table-cell office:value-type="string" calcext:value-type="string">
            <text:p>307891357</text:p>
          </table:table-cell>
          <table:table-cell office:value-type="string" calcext:value-type="string">
            <text:p>van den Noort 2014</text:p>
          </table:table-cell>
          <table:table-cell/>
        </table:table-row>
        <table:table-row table:style-name="ro1">
          <table:table-cell office:value-type="string" calcext:value-type="string">
            <text:p>307891369</text:p>
          </table:table-cell>
          <table:table-cell office:value-type="string" calcext:value-type="string">
            <text:p>Haik 2014</text:p>
          </table:table-cell>
          <table:table-cell/>
        </table:table-row>
        <table:table-row table:style-name="ro1">
          <table:table-cell office:value-type="string" calcext:value-type="string">
            <text:p>307891381</text:p>
          </table:table-cell>
          <table:table-cell office:value-type="string" calcext:value-type="string">
            <text:p>de Baets 2013</text:p>
          </table:table-cell>
          <table:table-cell/>
        </table:table-row>
        <table:table-row table:style-name="ro1">
          <table:table-cell office:value-type="string" calcext:value-type="string">
            <text:p>307891391</text:p>
          </table:table-cell>
          <table:table-cell office:value-type="string" calcext:value-type="string">
            <text:p>Roren 2013</text:p>
          </table:table-cell>
          <table:table-cell/>
        </table:table-row>
        <table:table-row table:style-name="ro1">
          <table:table-cell office:value-type="string" calcext:value-type="string">
            <text:p>307891403</text:p>
          </table:table-cell>
          <table:table-cell office:value-type="string" calcext:value-type="string">
            <text:p>Chu 2012</text:p>
          </table:table-cell>
          <table:table-cell/>
        </table:table-row>
        <table:table-row table:style-name="ro1">
          <table:table-cell office:value-type="string" calcext:value-type="string">
            <text:p>307891414</text:p>
          </table:table-cell>
          <table:table-cell office:value-type="string" calcext:value-type="string">
            <text:p>Zhu 2012</text:p>
          </table:table-cell>
          <table:table-cell/>
        </table:table-row>
        <table:table-row table:style-name="ro1">
          <table:table-cell office:value-type="string" calcext:value-type="string">
            <text:p>307891419</text:p>
          </table:table-cell>
          <table:table-cell office:value-type="string" calcext:value-type="string">
            <text:p>Prinold 2011</text:p>
          </table:table-cell>
          <table:table-cell/>
        </table:table-row>
        <table:table-row table:style-name="ro1">
          <table:table-cell office:value-type="string" calcext:value-type="string">
            <text:p>307891426</text:p>
          </table:table-cell>
          <table:table-cell office:value-type="string" calcext:value-type="string">
            <text:p>Jaspers 2011’’</text:p>
          </table:table-cell>
          <table:table-cell/>
        </table:table-row>
        <table:table-row table:style-name="ro1">
          <table:table-cell office:value-type="string" calcext:value-type="string">
            <text:p>307891431</text:p>
          </table:table-cell>
          <table:table-cell office:value-type="string" calcext:value-type="string">
            <text:p>Massimini 2011</text:p>
          </table:table-cell>
          <table:table-cell/>
        </table:table-row>
        <table:table-row table:style-name="ro1">
          <table:table-cell office:value-type="string" calcext:value-type="string">
            <text:p>307891480</text:p>
          </table:table-cell>
          <table:table-cell office:value-type="string" calcext:value-type="string">
            <text:p>Meyer 2008</text:p>
          </table:table-cell>
          <table:table-cell/>
        </table:table-row>
        <table:table-row table:style-name="ro1">
          <table:table-cell office:value-type="string" calcext:value-type="string">
            <text:p>307891485</text:p>
          </table:table-cell>
          <table:table-cell office:value-type="string" calcext:value-type="string">
            <text:p>Crosbie 2008</text:p>
          </table:table-cell>
          <table:table-cell/>
        </table:table-row>
        <table:table-row table:style-name="ro1">
          <table:table-cell office:value-type="string" calcext:value-type="string">
            <text:p>307891493</text:p>
          </table:table-cell>
          <table:table-cell office:value-type="string" calcext:value-type="string">
            <text:p>Bourne 2007</text:p>
          </table:table-cell>
          <table:table-cell/>
        </table:table-row>
        <table:table-row table:style-name="ro1">
          <table:table-cell office:value-type="string" calcext:value-type="string">
            <text:p>307891495</text:p>
          </table:table-cell>
          <table:table-cell office:value-type="string" calcext:value-type="string">
            <text:p>Meskers 2007</text:p>
          </table:table-cell>
          <table:table-cell/>
        </table:table-row>
        <table:table-row table:style-name="ro1">
          <table:table-cell office:value-type="string" calcext:value-type="string">
            <text:p>307891499</text:p>
          </table:table-cell>
          <table:table-cell office:value-type="string" calcext:value-type="string">
            <text:p>Bey 2006</text:p>
          </table:table-cell>
          <table:table-cell/>
        </table:table-row>
        <table:table-row table:style-name="ro1">
          <table:table-cell office:value-type="string" calcext:value-type="string">
            <text:p>307891503</text:p>
          </table:table-cell>
          <table:table-cell office:value-type="string" calcext:value-type="string">
            <text:p>Illyés 2006</text:p>
          </table:table-cell>
          <table:table-cell/>
        </table:table-row>
        <table:table-row table:style-name="ro1">
          <table:table-cell office:value-type="string" calcext:value-type="string">
            <text:p>307891511</text:p>
          </table:table-cell>
          <table:table-cell office:value-type="string" calcext:value-type="string">
            <text:p>Lin 2005’’</text:p>
          </table:table-cell>
          <table:table-cell/>
        </table:table-row>
        <table:table-row table:style-name="ro1">
          <table:table-cell office:value-type="string" calcext:value-type="string">
            <text:p>307891512</text:p>
          </table:table-cell>
          <table:table-cell office:value-type="string" calcext:value-type="string">
            <text:p>Thigpen 2005</text:p>
          </table:table-cell>
          <table:table-cell/>
        </table:table-row>
        <table:table-row table:style-name="ro1">
          <table:table-cell office:value-type="string" calcext:value-type="string">
            <text:p>322526726</text:p>
          </table:table-cell>
          <table:table-cell office:value-type="string" calcext:value-type="string">
            <text:p>van den Noort 2015</text:p>
          </table:table-cell>
          <table:table-cell/>
        </table:table-row>
      </table:table>
      <table:named-expressions/>
      <table:database-ranges>
        <table:database-range table:name="__Anonymous_Sheet_DB__0" table:target-range-address="Folha1.A1:Folha1.C63">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7P0" style:volatile="true">
      <number:text>$</number:text>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number:text>
      <style:map style:condition="value()&gt;=0" style:apply-style-name="N107P0"/>
    </number:number-style>
    <number:number-style style:name="N108P0" style:volatile="true">
      <number:text>$</number:text>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number:text>
      <style:map style:condition="value()&gt;=0" style:apply-style-name="N108P0"/>
    </number:number-style>
    <number:number-style style:name="N109P0" style:volatile="true">
      <number:text>$</number:text>
      <number:number number:decimal-places="2" loext:min-decimal-places="2" number:min-integer-digits="1" number:grouping="true"/>
      <number:text> </number:text>
    </number:number-style>
    <number:number-style style:name="N109">
      <number:text>($</number:text>
      <number:number number:decimal-places="2" loext:min-decimal-places="2" number:min-integer-digits="1" number:grouping="true"/>
      <number:text>)</number:text>
      <style:map style:condition="value()&gt;=0" style:apply-style-name="N109P0"/>
    </number:number-style>
    <number:number-style style:name="N110P0" style:volatile="true">
      <number:text>$</number:text>
      <number:number number:decimal-places="2" loext:min-decimal-places="2" number:min-integer-digits="1" number:grouping="true"/>
      <number:text> </number:text>
    </number:number-style>
    <number:number-style style:name="N110">
      <style:text-properties fo:color="#ff0000"/>
      <number:text>($</number:text>
      <number:number number:decimal-places="2" loext:min-decimal-places="2" number:min-integer-digits="1" number:grouping="true"/>
      <number:text>)</number:text>
      <style:map style:condition="value()&gt;=0" style:apply-style-name="N110P0"/>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5P0" style:volatile="true">
      <loext:text> </loext:text>
      <loext:fill-character> </loext:fill-character>
      <number:number number:decimal-places="0" loext:min-decimal-places="0" number:min-integer-digits="1" number:grouping="true"/>
      <number:text> </number:text>
    </number:number-style>
    <number:number-style style:name="N115P1" style:volatile="true">
      <loext:text> </loext:text>
      <loext:fill-character> </loext:fill-character>
      <number:text>(</number:text>
      <number:number number:decimal-places="0" loext:min-decimal-places="0" number:min-integer-digits="1" number:grouping="true"/>
      <number:text>)</number:text>
    </number:number-style>
    <number:number-style style:name="N115P2" style:volatile="true">
      <loext:text> </loext:text>
      <loext:fill-character> </loext:fill-character>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loext:text> $</loext:text>
      <loext:fill-character> </loext:fill-character>
      <number:number number:decimal-places="0" loext:min-decimal-places="0" number:min-integer-digits="1" number:grouping="true"/>
      <number:text> </number:text>
    </number:number-style>
    <number:number-style style:name="N116P1" style:volatile="true">
      <loext:text> $</loext:text>
      <loext:fill-character> </loext:fill-character>
      <number:text>(</number:text>
      <number:number number:decimal-places="0" loext:min-decimal-places="0" number:min-integer-digits="1" number:grouping="true"/>
      <number:text>)</number:text>
    </number:number-style>
    <number:number-style style:name="N116P2" style:volatile="true">
      <loext:text> $</loext:text>
      <loext:fill-character> </loext: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loext:text> </loext:text>
      <loext:fill-character> </loext:fill-character>
      <number:number number:decimal-places="2" loext:min-decimal-places="2" number:min-integer-digits="1" number:grouping="true"/>
      <number:text> </number:text>
    </number:number-style>
    <number:number-style style:name="N117P1" style:volatile="true">
      <loext:text> </loext:text>
      <loext:fill-character> </loext:fill-character>
      <number:text>(</number:text>
      <number:number number:decimal-places="2" loext:min-decimal-places="2" number:min-integer-digits="1" number:grouping="true"/>
      <number:text>)</number:text>
    </number:number-style>
    <number:number-style style:name="N117P2" style:volatile="true">
      <loext:text> </loext:text>
      <loext:fill-character> </loext:fill-character>
      <number:text>-</number:text>
      <number:number number:decimal-places="0" loext:min-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18P0" style:volatile="true">
      <loext:text> $</loext:text>
      <loext:fill-character> </loext:fill-character>
      <number:number number:decimal-places="2" loext:min-decimal-places="2" number:min-integer-digits="1" number:grouping="true"/>
      <number:text> </number:text>
    </number:number-style>
    <number:number-style style:name="N118P1" style:volatile="true">
      <loext:text> $</loext:text>
      <loext:fill-character> </loext:fill-character>
      <number:text>(</number:text>
      <number:number number:decimal-places="2" loext:min-decimal-places="2" number:min-integer-digits="1" number:grouping="true"/>
      <number:text>)</number:text>
    </number:number-style>
    <number:number-style style:name="N118P2" style:volatile="true">
      <loext:text> $</loext:text>
      <loext:fill-character> </loext:fill-character>
      <number:text>-</number:text>
      <number:number number:decimal-places="0" loext:min-decimal-places="0" number:min-integer-digits="0"/>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time-style style:name="N119">
      <number:minutes number:style="long"/>
      <number:text>:</number:text>
      <number:seconds number:style="long"/>
    </number:time-style>
    <number:time-style style:name="N120" number:truncate-on-overflow="false">
      <number:hours/>
      <number:text>:</number:text>
      <number:minutes number:style="long"/>
      <number:text>:</number:text>
      <number:seconds number:style="long"/>
    </number:time-style>
    <number:time-style style:name="N121">
      <number:minutes number:style="long"/>
      <number:text>:</number:text>
      <number:seconds number:style="long" number:decimal-places="1"/>
    </number:time-style>
    <number:number-style style:name="N122">
      <number:scientific-number number:decimal-places="1" loext:min-decimal-places="1" number:min-integer-digits="1" number:min-exponent-digits="1" loext:exponent-interval="3" loext:forced-exponent-sign="true"/>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22">00/00/0000</text:date>, <text:time style:data-style-name="N2" text:time-value="11:29:56.80140492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Lucas Beraldo</meta:initial-creator>
    <meta:creation-date>2022-06-22T10:59:15.929118533</meta:creation-date>
    <meta:generator>LibreOffice/6.4.7.2$Linux_X86_64 LibreOffice_project/40$Build-2</meta:generator>
    <dc:date>2022-06-22T11:37:26.717451780</dc:date>
    <dc:creator>Lucas Beraldo</dc:creator>
    <meta:editing-duration>PT24M42S</meta:editing-duration>
    <meta:editing-cycles>10</meta:editing-cycles>
    <meta:document-statistic meta:table-count="1" meta:cell-count="137" meta:object-count="0"/>
  </office:meta>
</office:document-meta>
</file>